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weight-complex="bold" style:font-weight-asian="bold" fo:font-weight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3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3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3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3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3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3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3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3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3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3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3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3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3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3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3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3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3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3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3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3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3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3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draw </text:span><text:span text:style-name="T13">= scoutMob</text:span>(PLAYER,ZTCG_SCOUTMODE,ZTCG_ELEMENT (flag)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3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4">, int turns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09:51:24.8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1H38M36S</meta:editing-duration>
    <meta:editing-cycles>57</meta:editing-cycles>
    <meta:generator>LibreOffice/7.2.1.2$Windows_X86_64 LibreOffice_project/87b77fad49947c1441b67c559c339af8f3517e22</meta:generator>
    <dc:date>2022-12-31T09:52:02.436000000</dc:date>
    <meta:document-statistic meta:table-count="3" meta:cell-count="22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